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7ec0" officeooo:paragraph-rsid="001a7ec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7ec0" officeooo:paragraph-rsid="001a7ec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bold" officeooo:rsid="001a7ec0" officeooo:paragraph-rsid="001a7ec0" style:font-size-asian="10pt" style:font-weight-asian="bold" style:font-size-complex="10pt" style:font-weight-complex="bold"/>
    </style:style>
    <style:style style:name="T1" style:family="text">
      <style:text-properties fo:color="#0033b3" style:font-name="JetBrains Mono" fo:font-size="18pt" fo:font-style="normal" fo:font-weight="normal" style:font-size-asian="18pt" style:font-style-asian="normal" style:font-weight-asian="normal"/>
    </style:style>
    <style:style style:name="T2" style:family="text">
      <style:text-properties fo:color="#0033b3" fo:font-size="18pt" fo:font-style="normal" fo:font-weight="normal" style:font-size-asian="18pt" style:font-style-asian="normal" style:font-weight-asian="normal"/>
    </style:style>
    <style:style style:name="T3" style:family="text">
      <style:text-properties fo:color="#0033b3" fo:font-style="normal" fo:font-weight="normal" style:font-style-asian="normal" style:font-weight-asian="normal"/>
    </style:style>
    <style:style style:name="T4" style:family="text">
      <style:text-properties fo:color="#0033b3" style:font-name="Liberation Serif" fo:font-size="18pt" fo:font-style="normal" fo:font-weight="normal" style:font-size-asian="18pt" style:font-style-asian="normal" style:font-weight-asian="normal"/>
    </style:style>
    <style:style style:name="T5" style:family="text">
      <style:text-properties fo:color="#0033b3" style:font-name="Liberation Serif" fo:font-size="10pt" fo:font-style="normal" fo:font-weight="normal" style:font-size-asian="10pt" style:font-style-asian="normal" style:font-weight-asian="normal" style:font-size-complex="10pt"/>
    </style:style>
    <style:style style:name="T6" style:family="text">
      <style:text-properties fo:color="#0033b3" style:font-name="Liberation Serif" fo:font-size="10pt" fo:font-style="normal" style:text-underline-style="none" fo:font-weight="normal" style:font-size-asian="10pt" style:font-style-asian="normal" style:font-weight-asian="normal" style:font-size-complex="10pt"/>
    </style:style>
    <style:style style:name="T7" style:family="text">
      <style:text-properties fo:color="#080808" style:font-name="JetBrains Mono" fo:font-size="18pt" fo:font-style="normal" fo:font-weight="normal" style:font-size-asian="18pt" style:font-style-asian="normal" style:font-weight-asian="normal"/>
    </style:style>
    <style:style style:name="T8" style:family="text">
      <style:text-properties fo:color="#080808" style:font-name="JetBrains Mono" fo:font-size="18pt" fo:font-style="normal" style:font-size-asian="18pt" style:font-style-asian="normal"/>
    </style:style>
    <style:style style:name="T9" style:family="text">
      <style:text-properties fo:color="#080808" fo:font-size="18pt" fo:font-style="normal" fo:font-weight="normal" style:font-size-asian="18pt" style:font-style-asian="normal" style:font-weight-asian="normal"/>
    </style:style>
    <style:style style:name="T10" style:family="text">
      <style:text-properties fo:color="#080808" fo:font-size="18pt" fo:font-style="normal" style:font-size-asian="18pt" style:font-style-asian="normal"/>
    </style:style>
    <style:style style:name="T11" style:family="text">
      <style:text-properties fo:color="#080808" fo:font-style="normal" fo:font-weight="normal" style:font-style-asian="normal" style:font-weight-asian="normal"/>
    </style:style>
    <style:style style:name="T12" style:family="text">
      <style:text-properties fo:color="#080808" fo:font-style="normal" style:font-style-asian="normal"/>
    </style:style>
    <style:style style:name="T13" style:family="text">
      <style:text-properties fo:color="#080808" style:font-name="Liberation Serif" fo:font-size="18pt" fo:font-style="normal" fo:font-weight="normal" style:font-size-asian="18pt" style:font-style-asian="normal" style:font-weight-asian="normal"/>
    </style:style>
    <style:style style:name="T14" style:family="text">
      <style:text-properties fo:color="#080808" style:font-name="Liberation Serif" fo:font-size="18pt" fo:font-style="normal" style:font-size-asian="18pt" style:font-style-asian="normal"/>
    </style:style>
    <style:style style:name="T15" style:family="text">
      <style:text-properties fo:color="#080808" style:font-name="Liberation Serif" fo:font-size="10pt" fo:font-style="normal" fo:font-weight="normal" style:font-size-asian="10pt" style:font-style-asian="normal" style:font-weight-asian="normal" style:font-size-complex="10pt"/>
    </style:style>
    <style:style style:name="T16" style:family="text">
      <style:text-properties fo:color="#080808" style:font-name="Liberation Serif" fo:font-size="10pt" fo:font-style="normal" style:font-size-asian="10pt" style:font-style-asian="normal" style:font-size-complex="10pt"/>
    </style:style>
    <style:style style:name="T17" style:family="text">
      <style:text-properties fo:color="#080808" style:font-name="Liberation Serif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8" style:family="text">
      <style:text-properties fo:color="#080808" style:font-name="Liberation Serif" fo:font-size="10pt" fo:font-style="normal" style:text-underline-style="none" style:font-size-asian="10pt" style:font-style-asian="normal" style:font-size-complex="10pt"/>
    </style:style>
    <style:style style:name="T19" style:family="text">
      <style:text-properties fo:color="#000000" style:font-name="JetBrains Mono" fo:font-size="18pt" fo:font-style="normal" fo:font-weight="normal" style:font-size-asian="18pt" style:font-style-asian="normal" style:font-weight-asian="normal"/>
    </style:style>
    <style:style style:name="T20" style:family="text">
      <style:text-properties fo:color="#000000" fo:font-size="18pt" fo:font-style="normal" fo:font-weight="normal" style:font-size-asian="18pt" style:font-style-asian="normal" style:font-weight-asian="normal"/>
    </style:style>
    <style:style style:name="T21" style:family="text">
      <style:text-properties fo:color="#000000" fo:font-style="normal" fo:font-weight="normal" style:font-style-asian="normal" style:font-weight-asian="normal"/>
    </style:style>
    <style:style style:name="T22" style:family="text">
      <style:text-properties fo:color="#000000" style:font-name="Liberation Serif" fo:font-size="18pt" fo:font-style="normal" fo:font-weight="normal" style:font-size-asian="18pt" style:font-style-asian="normal" style:font-weight-asian="normal"/>
    </style:style>
    <style:style style:name="T23" style:family="text">
      <style:text-properties fo:color="#000000" style:font-name="Liberation Serif" fo:font-size="10pt" fo:font-style="normal" fo:font-weight="normal" style:font-size-asian="10pt" style:font-style-asian="normal" style:font-weight-asian="normal" style:font-size-complex="10pt"/>
    </style:style>
    <style:style style:name="T24" style:family="text">
      <style:text-properties fo:color="#000000" style:font-name="Liberation Serif" fo:font-size="10pt" fo:font-style="normal" style:text-underline-style="none" fo:font-weight="normal" style:font-size-asian="10pt" style:font-style-asian="normal" style:font-weight-asian="normal" style:font-size-complex="10pt"/>
    </style:style>
    <style:style style:name="T25" style:family="text">
      <style:text-properties fo:color="#00627a" style:font-name="JetBrains Mono" fo:font-size="18pt" fo:font-style="normal" fo:font-weight="normal" style:font-size-asian="18pt" style:font-style-asian="normal" style:font-weight-asian="normal"/>
    </style:style>
    <style:style style:name="T26" style:family="text">
      <style:text-properties fo:color="#00627a" style:font-name="JetBrains Mono" fo:font-size="18pt" fo:font-style="italic" fo:font-weight="normal" style:font-size-asian="18pt" style:font-style-asian="italic" style:font-weight-asian="normal"/>
    </style:style>
    <style:style style:name="T27" style:family="text">
      <style:text-properties fo:color="#00627a" fo:font-size="18pt" fo:font-style="normal" fo:font-weight="normal" style:font-size-asian="18pt" style:font-style-asian="normal" style:font-weight-asian="normal"/>
    </style:style>
    <style:style style:name="T28" style:family="text">
      <style:text-properties fo:color="#00627a" fo:font-size="18pt" fo:font-style="italic" fo:font-weight="normal" style:font-size-asian="18pt" style:font-style-asian="italic" style:font-weight-asian="normal"/>
    </style:style>
    <style:style style:name="T29" style:family="text">
      <style:text-properties fo:color="#00627a" fo:font-style="normal" fo:font-weight="normal" style:font-style-asian="normal" style:font-weight-asian="normal"/>
    </style:style>
    <style:style style:name="T30" style:family="text">
      <style:text-properties fo:color="#00627a" fo:font-style="italic" fo:font-weight="normal" style:font-style-asian="italic" style:font-weight-asian="normal"/>
    </style:style>
    <style:style style:name="T31" style:family="text">
      <style:text-properties fo:color="#00627a" style:font-name="Liberation Serif" fo:font-size="18pt" fo:font-style="normal" fo:font-weight="normal" style:font-size-asian="18pt" style:font-style-asian="normal" style:font-weight-asian="normal"/>
    </style:style>
    <style:style style:name="T32" style:family="text">
      <style:text-properties fo:color="#00627a" style:font-name="Liberation Serif" fo:font-size="18pt" fo:font-style="italic" fo:font-weight="normal" style:font-size-asian="18pt" style:font-style-asian="italic" style:font-weight-asian="normal"/>
    </style:style>
    <style:style style:name="T33" style:family="text">
      <style:text-properties fo:color="#00627a" style:font-name="Liberation Serif" fo:font-size="10pt" fo:font-style="normal" fo:font-weight="normal" style:font-size-asian="10pt" style:font-style-asian="normal" style:font-weight-asian="normal" style:font-size-complex="10pt"/>
    </style:style>
    <style:style style:name="T34" style:family="text">
      <style:text-properties fo:color="#00627a" style:font-name="Liberation Serif" fo:font-size="10pt" fo:font-style="normal" style:text-underline-style="none" fo:font-weight="normal" style:font-size-asian="10pt" style:font-style-asian="normal" style:font-weight-asian="normal" style:font-size-complex="10pt"/>
    </style:style>
    <style:style style:name="T35" style:family="text">
      <style:text-properties fo:color="#00627a" style:font-name="Liberation Serif" fo:font-size="10pt" fo:font-style="italic" fo:font-weight="normal" style:font-size-asian="10pt" style:font-style-asian="italic" style:font-weight-asian="normal" style:font-size-complex="10pt"/>
    </style:style>
    <style:style style:name="T36" style:family="text">
      <style:text-properties fo:color="#00627a" style:font-name="Liberation Serif" fo:font-size="10pt" fo:font-style="italic" style:text-underline-style="none" fo:font-weight="normal" style:font-size-asian="10pt" style:font-style-asian="italic" style:font-weight-asian="normal" style:font-size-complex="10pt"/>
    </style:style>
    <style:style style:name="T37" style:family="text">
      <style:text-properties fo:color="#871094" style:font-name="JetBrains Mono" fo:font-size="18pt" fo:font-style="italic" fo:font-weight="normal" style:font-size-asian="18pt" style:font-style-asian="italic" style:font-weight-asian="normal"/>
    </style:style>
    <style:style style:name="T38" style:family="text">
      <style:text-properties fo:color="#871094" style:font-name="JetBrains Mono" fo:font-size="18pt" fo:font-style="normal" fo:font-weight="normal" style:font-size-asian="18pt" style:font-style-asian="normal" style:font-weight-asian="normal"/>
    </style:style>
    <style:style style:name="T39" style:family="text">
      <style:text-properties fo:color="#871094" fo:font-size="18pt" fo:font-style="italic" fo:font-weight="normal" style:font-size-asian="18pt" style:font-style-asian="italic" style:font-weight-asian="normal"/>
    </style:style>
    <style:style style:name="T40" style:family="text">
      <style:text-properties fo:color="#871094" fo:font-style="italic" fo:font-weight="normal" style:font-style-asian="italic" style:font-weight-asian="normal"/>
    </style:style>
    <style:style style:name="T41" style:family="text">
      <style:text-properties fo:color="#871094" style:font-name="Liberation Serif" fo:font-size="18pt" fo:font-style="italic" fo:font-weight="normal" style:font-size-asian="18pt" style:font-style-asian="italic" style:font-weight-asian="normal"/>
    </style:style>
    <style:style style:name="T42" style:family="text">
      <style:text-properties fo:color="#871094" style:font-name="Liberation Serif" fo:font-size="18pt" fo:font-style="normal" fo:font-weight="normal" style:font-size-asian="18pt" style:font-style-asian="normal" style:font-weight-asian="normal"/>
    </style:style>
    <style:style style:name="T43" style:family="text">
      <style:text-properties fo:color="#871094" style:font-name="Liberation Serif" fo:font-size="10pt" fo:font-style="italic" fo:font-weight="normal" style:font-size-asian="10pt" style:font-style-asian="italic" style:font-weight-asian="normal" style:font-size-complex="10pt"/>
    </style:style>
    <style:style style:name="T44" style:family="text">
      <style:text-properties fo:color="#871094" style:font-name="Liberation Serif" fo:font-size="10pt" fo:font-style="italic" style:text-underline-style="none" fo:font-weight="normal" style:font-size-asian="10pt" style:font-style-asian="italic" style:font-weight-asian="normal" style:font-size-complex="10pt"/>
    </style:style>
    <style:style style:name="T45" style:family="text">
      <style:text-properties fo:color="#871094" style:font-name="Liberation Serif" fo:font-size="10pt" fo:font-style="normal" fo:font-weight="normal" style:font-size-asian="10pt" style:font-style-asian="normal" style:font-weight-asian="normal" style:font-size-complex="10pt"/>
    </style:style>
    <style:style style:name="T46" style:family="text">
      <style:text-properties fo:color="#871094" style:font-name="Liberation Serif" fo:font-size="10pt" fo:font-style="normal" style:text-underline-style="none" fo:font-weight="normal" style:font-size-asian="10pt" style:font-style-asian="normal" style:font-weight-asian="normal" style:font-size-complex="10pt"/>
    </style:style>
    <style:style style:name="T47" style:family="text">
      <style:text-properties fo:color="#067d17" style:font-name="JetBrains Mono" fo:font-size="18pt" fo:font-style="normal" fo:font-weight="normal" style:font-size-asian="18pt" style:font-style-asian="normal" style:font-weight-asian="normal"/>
    </style:style>
    <style:style style:name="T48" style:family="text">
      <style:text-properties fo:color="#067d17" fo:font-size="18pt" fo:font-style="normal" fo:font-weight="normal" style:font-size-asian="18pt" style:font-style-asian="normal" style:font-weight-asian="normal"/>
    </style:style>
    <style:style style:name="T49" style:family="text">
      <style:text-properties fo:color="#067d17" fo:font-style="normal" fo:font-weight="normal" style:font-style-asian="normal" style:font-weight-asian="normal"/>
    </style:style>
    <style:style style:name="T50" style:family="text">
      <style:text-properties fo:color="#067d17" style:font-name="Liberation Serif" fo:font-size="18pt" fo:font-style="normal" fo:font-weight="normal" style:font-size-asian="18pt" style:font-style-asian="normal" style:font-weight-asian="normal"/>
    </style:style>
    <style:style style:name="T51" style:family="text">
      <style:text-properties fo:color="#067d17" style:font-name="Liberation Serif" fo:font-size="10pt" fo:font-style="normal" fo:font-weight="normal" style:font-size-asian="10pt" style:font-style-asian="normal" style:font-weight-asian="normal" style:font-size-complex="10pt"/>
    </style:style>
    <style:style style:name="T52" style:family="text">
      <style:text-properties fo:color="#067d17" style:font-name="Liberation Serif" fo:font-size="10pt" fo:font-style="normal" style:text-underline-style="none" fo:font-weight="normal" style:font-size-asian="10pt" style:font-style-asian="normal" style:font-weight-asian="normal" style:font-size-complex="10pt"/>
    </style:style>
    <style:style style:name="T53" style:family="text">
      <style:text-properties fo:color="#4a86e8" style:font-name="JetBrains Mono" fo:font-size="18pt" fo:font-style="normal" fo:font-weight="normal" style:font-size-asian="18pt" style:font-style-asian="normal" style:font-weight-asian="normal"/>
    </style:style>
    <style:style style:name="T54" style:family="text">
      <style:text-properties fo:color="#4a86e8" fo:font-size="18pt" fo:font-style="normal" fo:font-weight="normal" style:font-size-asian="18pt" style:font-style-asian="normal" style:font-weight-asian="normal"/>
    </style:style>
    <style:style style:name="T55" style:family="text">
      <style:text-properties fo:color="#4a86e8" fo:font-style="normal" fo:font-weight="normal" style:font-style-asian="normal" style:font-weight-asian="normal"/>
    </style:style>
    <style:style style:name="T56" style:family="text">
      <style:text-properties fo:color="#4a86e8" style:font-name="Liberation Serif" fo:font-size="18pt" fo:font-style="normal" fo:font-weight="normal" style:font-size-asian="18pt" style:font-style-asian="normal" style:font-weight-asian="normal"/>
    </style:style>
    <style:style style:name="T57" style:family="text">
      <style:text-properties fo:color="#4a86e8" style:font-name="Liberation Serif" fo:font-size="10pt" fo:font-style="normal" fo:font-weight="normal" style:font-size-asian="10pt" style:font-style-asian="normal" style:font-weight-asian="normal" style:font-size-complex="10pt"/>
    </style:style>
    <style:style style:name="T58" style:family="text">
      <style:text-properties fo:color="#4a86e8" style:font-name="Liberation Serif" fo:font-size="10pt" fo:font-style="normal" style:text-underline-style="none" fo:font-weight="normal" style:font-size-asian="10pt" style:font-style-asian="normal" style:font-weight-asian="normal" style:font-size-complex="10pt"/>
    </style:style>
    <style:style style:name="T59" style:family="text">
      <style:text-properties fo:color="#8c8c8c" style:font-name="JetBrains Mono" fo:font-size="18pt" fo:font-style="italic" fo:font-weight="normal" style:font-size-asian="18pt" style:font-style-asian="italic" style:font-weight-asian="normal"/>
    </style:style>
    <style:style style:name="T60" style:family="text">
      <style:text-properties fo:color="#8c8c8c" fo:font-size="18pt" fo:font-style="italic" fo:font-weight="normal" style:font-size-asian="18pt" style:font-style-asian="italic" style:font-weight-asian="normal"/>
    </style:style>
    <style:style style:name="T61" style:family="text">
      <style:text-properties fo:color="#8c8c8c" fo:font-style="italic" fo:font-weight="normal" style:font-style-asian="italic" style:font-weight-asian="normal"/>
    </style:style>
    <style:style style:name="T62" style:family="text">
      <style:text-properties fo:color="#8c8c8c" style:font-name="Liberation Serif" fo:font-size="18pt" fo:font-style="italic" fo:font-weight="normal" style:font-size-asian="18pt" style:font-style-asian="italic" style:font-weight-asian="normal"/>
    </style:style>
    <style:style style:name="T63" style:family="text">
      <style:text-properties fo:color="#8c8c8c" style:font-name="Liberation Serif" fo:font-size="10pt" fo:font-style="italic" fo:font-weight="normal" style:font-size-asian="10pt" style:font-style-asian="italic" style:font-weight-asian="normal" style:font-size-complex="10pt"/>
    </style:style>
    <style:style style:name="T64" style:family="text">
      <style:text-properties fo:color="#8c8c8c" style:font-name="Liberation Serif" fo:font-size="10pt" fo:font-style="italic" style:text-underline-style="none" fo:font-weight="normal" style:font-size-asian="10pt" style:font-style-asian="italic" style:font-weight-asian="normal" style:font-size-complex="10pt"/>
    </style:style>
    <style:style style:name="T65" style:family="text">
      <style:text-properties fo:color="#008dde" style:font-name="JetBrains Mono" fo:font-size="18pt" fo:font-style="italic" fo:font-weight="normal" style:font-size-asian="18pt" style:font-style-asian="italic" style:font-weight-asian="normal"/>
    </style:style>
    <style:style style:name="T66" style:family="text">
      <style:text-properties fo:color="#008dde" style:font-name="Liberation Serif" fo:font-size="18pt" fo:font-style="italic" fo:font-weight="normal" style:font-size-asian="18pt" style:font-style-asian="italic" style:font-weight-asian="normal"/>
    </style:style>
    <style:style style:name="T67" style:family="text">
      <style:text-properties fo:color="#008dde" style:font-name="Liberation Serif" fo:font-size="10pt" fo:font-style="italic" fo:font-weight="normal" style:font-size-asian="10pt" style:font-style-asian="italic" style:font-weight-asian="normal" style:font-size-complex="10pt"/>
    </style:style>
    <style:style style:name="T68" style:family="text">
      <style:text-properties fo:color="#008dde" style:font-name="Liberation Serif" fo:font-size="10pt" fo:font-style="italic" style:text-underline-style="none" fo:font-weight="normal" style:font-size-asian="10pt" style:font-style-asian="italic" style:font-weight-asian="normal" style:font-size-complex="10pt"/>
    </style:style>
    <style:style style:name="T69" style:family="text">
      <style:text-properties fo:color="#0037a6" style:font-name="JetBrains Mono" fo:font-size="18pt" fo:font-style="normal" fo:font-weight="normal" style:font-size-asian="18pt" style:font-style-asian="normal" style:font-weight-asian="normal"/>
    </style:style>
    <style:style style:name="T70" style:family="text">
      <style:text-properties fo:color="#0037a6" style:font-name="Liberation Serif" fo:font-size="18pt" fo:font-style="normal" fo:font-weight="normal" style:font-size-asian="18pt" style:font-style-asian="normal" style:font-weight-asian="normal"/>
    </style:style>
    <style:style style:name="T71" style:family="text">
      <style:text-properties fo:color="#0037a6" style:font-name="Liberation Serif" fo:font-size="10pt" fo:font-style="normal" fo:font-weight="normal" style:font-size-asian="10pt" style:font-style-asian="normal" style:font-weight-asian="normal" style:font-size-complex="10pt"/>
    </style:style>
    <style:style style:name="T72" style:family="text">
      <style:text-properties fo:color="#0037a6" style:font-name="Liberation Serif" fo:font-size="10pt" fo:font-style="normal" style:text-underline-style="none" fo:font-weight="normal" style:font-size-asian="10pt" style:font-style-asian="normal" style:font-weight-asian="normal" style:font-size-complex="10pt"/>
    </style:style>
    <style:style style:name="T73" style:family="text">
      <style:text-properties style:font-name="Liberation Serif"/>
    </style:style>
    <style:style style:name="T74" style:family="text">
      <style:text-properties style:font-name="Liberation Serif" fo:font-size="10pt" style:font-size-asian="10pt" style:font-size-complex="10pt"/>
    </style:style>
    <style:style style:name="T75" style:family="text">
      <style:text-properties style:font-name="Liberation Serif" fo:font-size="10pt" style:text-underline-style="non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EBASE CLOUD MESSENGING</text:p>
      <text:p text:style-name="P1"/>
      <text:p text:style-name="P2"/>
      <text:p text:style-name="P2"/>
      <text:p text:style-name="P2">1) Creez L’activity suivante</text:p>
      <text:p text:style-name="P2"/>
      <text:p text:style-name="P3"><text:span text:style-name="T3">import </text:span><text:span text:style-name="T11">androidx.appcompat.app.</text:span><text:span text:style-name="T21">AppCompatActivity</text:span><text:line-break/><text:span text:style-name="T3">import </text:span><text:span text:style-name="T11">android.os.</text:span><text:span text:style-name="T21">Bundle</text:span><text:line-break/><text:span text:style-name="T3">import </text:span><text:span text:style-name="T11">android.util.</text:span><text:span text:style-name="T21">Log</text:span><text:line-break/><text:span text:style-name="T3">import </text:span><text:span text:style-name="T11">android.view.</text:span><text:span text:style-name="T21">View</text:span><text:line-break/><text:span text:style-name="T3">import </text:span><text:span text:style-name="T11">android.widget.</text:span><text:span text:style-name="T21">Toast</text:span><text:line-break/><text:span text:style-name="T3">import </text:span><text:span text:style-name="T11">com.google.android.gms.tasks.</text:span><text:span text:style-name="T21">OnCompleteListener</text:span><text:line-break/><text:span text:style-name="T3">import </text:span><text:span text:style-name="T11">com.google.firebase.messaging.</text:span><text:span text:style-name="T21">FirebaseMessaging</text:span><text:line-break/><text:line-break/><text:span text:style-name="T3">class </text:span><text:span text:style-name="T21">MainActivity </text:span><text:span text:style-name="T11">: AppCompatActivity() {</text:span><text:line-break/><text:span text:style-name="T11"> <text:s text:c="3"/></text:span><text:span text:style-name="T3">override fun </text:span><text:span text:style-name="T29">onCreate</text:span><text:span text:style-name="T11">(savedInstanceState: </text:span><text:span text:style-name="T21">Bundle</text:span><text:span text:style-name="T11">?) {</text:span><text:line-break/><text:span text:style-name="T11"> <text:s text:c="7"/></text:span><text:span text:style-name="T3">super</text:span><text:span text:style-name="T11">.onCreate(savedInstanceState)</text:span><text:line-break/><text:span text:style-name="T11"> <text:s text:c="7"/>setContentView(</text:span><text:span text:style-name="T21">R</text:span><text:span text:style-name="T11">.</text:span><text:span text:style-name="T21">layout</text:span><text:span text:style-name="T11">.</text:span><text:span text:style-name="T40">activity_main</text:span><text:span text:style-name="T11">)</text:span><text:line-break/><text:span text:style-name="T11"> <text:s text:c="7"/></text:span><text:span text:style-name="T21">FirebaseMessaging</text:span><text:span text:style-name="T11">.getInstance().</text:span><text:span text:style-name="T40">token</text:span><text:line-break/><text:span text:style-name="T40"> <text:s text:c="11"/></text:span><text:span text:style-name="T11">.addOnCompleteListener(</text:span><text:span text:style-name="T30">OnCompleteListener </text:span><text:span text:style-name="T12">{ </text:span><text:span text:style-name="T11">task </text:span><text:span text:style-name="T12">-&gt;</text:span><text:line-break/><text:span text:style-name="T12"> <text:s text:c="15"/></text:span><text:span text:style-name="T3">if </text:span><text:span text:style-name="T11">(!task.</text:span><text:span text:style-name="T40">isSuccessful</text:span><text:span text:style-name="T11">) {</text:span><text:line-break/><text:span text:style-name="T11"> <text:s text:c="19"/></text:span><text:span text:style-name="T30">println</text:span><text:span text:style-name="T11">(</text:span><text:span text:style-name="T49">"La recuperation du token a echoue"</text:span><text:span text:style-name="T11">)</text:span><text:line-break/><text:span text:style-name="T11"> <text:s text:c="19"/></text:span><text:span text:style-name="T3">return</text:span><text:span text:style-name="T55">@OnCompleteListener</text:span><text:line-break/><text:span text:style-name="T55"> <text:s text:c="15"/></text:span><text:span text:style-name="T11">}</text:span><text:line-break/><text:line-break/><text:span text:style-name="T11"> <text:s text:c="15"/></text:span><text:span text:style-name="T61">// On recupere le TOKEN</text:span><text:line-break/><text:span text:style-name="T61"> <text:s text:c="15"/></text:span><text:span text:style-name="T3">val </text:span><text:span text:style-name="T21">token </text:span><text:span text:style-name="T11">= task.</text:span><text:span text:style-name="T40">result</text:span><text:line-break/><text:line-break/><text:span text:style-name="T40"> <text:s text:c="15"/></text:span><text:span text:style-name="T61">// On recupére et on affiche le token</text:span><text:line-break/><text:span text:style-name="T61"> <text:s text:c="15"/></text:span><text:span text:style-name="T21">Log</text:span><text:span text:style-name="T11">.d(</text:span><text:span text:style-name="T49">"TOKEN"</text:span><text:span text:style-name="T11">,</text:span><text:span text:style-name="T21">token</text:span><text:span text:style-name="T11">)</text:span><text:line-break/><text:span text:style-name="T11"> <text:s text:c="11"/></text:span><text:span text:style-name="T12">}</text:span><text:span text:style-name="T11">)</text:span><text:line-break/><text:span text:style-name="T11"> <text:s text:c="3"/>}</text:span><text:line-break/><text:span text:style-name="T11"> <text:s text:c="3"/></text:span><text:span text:style-name="T61">//Pour s'abonner a un sujet</text:span><text:line-break/><text:span text:style-name="T61"> <text:s text:c="3"/></text:span><text:span text:style-name="T3">fun </text:span><text:span text:style-name="T29">abonner</text:span><text:span text:style-name="T11">(view: </text:span><text:span text:style-name="T21">View</text:span><text:span text:style-name="T11">) {</text:span><text:line-break/><text:span text:style-name="T11"> <text:s text:c="7"/></text:span><text:span text:style-name="T21">FirebaseMessaging</text:span><text:span text:style-name="T11">.getInstance().subscribeToTopic(</text:span><text:span text:style-name="T49">"weather"</text:span><text:span text:style-name="T11">)</text:span><text:line-break/><text:span text:style-name="T11"> <text:s text:c="11"/>.addOnCompleteListener </text:span><text:span text:style-name="T12">{ </text:span><text:span text:style-name="T11">task </text:span><text:span text:style-name="T12">-&gt;</text:span><text:line-break/><text:span text:style-name="T12"> <text:s text:c="15"/></text:span><text:span text:style-name="T3">var </text:span><text:span text:style-name="T21">msg </text:span><text:span text:style-name="T11">= </text:span><text:span text:style-name="T49">"abonner"</text:span><text:line-break/><text:span text:style-name="T49"> <text:s text:c="15"/></text:span><text:span text:style-name="T3">if </text:span><text:span text:style-name="T11">(!task.</text:span><text:span text:style-name="T40">isSuccessful</text:span><text:span text:style-name="T11">) {</text:span><text:line-break/><text:span text:style-name="T11"> <text:s text:c="19"/></text:span><text:span text:style-name="T21">msg </text:span><text:span text:style-name="T11">= </text:span><text:span text:style-name="T49">"echec"</text:span><text:line-break/><text:span text:style-name="T49"> <text:s text:c="15"/></text:span><text:span text:style-name="T11">}</text:span><text:line-break/><text:span text:style-name="T11"> <text:s text:c="15"/></text:span><text:span text:style-name="T21">Log</text:span><text:span text:style-name="T11">.d(</text:span><text:span text:style-name="T49">"abonner"</text:span><text:span text:style-name="T11">, </text:span><text:span text:style-name="T21">msg</text:span><text:span text:style-name="T11">)</text:span><text:line-break/><text:line-break/><text:span text:style-name="T11"> <text:s text:c="11"/></text:span><text:span text:style-name="T12">}</text:span><text:line-break/><text:span text:style-name="T12"> <text:s text:c="3"/></text:span><text:span text:style-name="T11">}</text:span><text:line-break/><text:line-break/><text:span text:style-name="T11"> <text:s text:c="7"/></text:span><text:span text:style-name="T61">//Pour se desabonner d'un sujet</text:span><text:line-break/><text:span text:style-name="T61"> <text:s text:c="7"/></text:span><text:span text:style-name="T3">fun </text:span><text:span text:style-name="T29">desabonner</text:span><text:span text:style-name="T11">(view: </text:span><text:span text:style-name="T21">View</text:span><text:span text:style-name="T11">) {</text:span><text:line-break/><text:span text:style-name="T11"> <text:s text:c="11"/></text:span><text:span text:style-name="T21">FirebaseMessaging</text:span><text:span text:style-name="T11">.getInstance().unsubscribeFromTopic(</text:span><text:span text:style-name="T49">"weather"</text:span><text:span text:style-name="T11">)</text:span><text:line-break/><text:line-break/><text:span text:style-name="T11"> <text:s text:c="7"/>}</text:span><text:line-break/><text:line-break/><text:line-break/><text:span text:style-name="T11"> <text:s text:c="3"/>}</text:span></text:p>
      <text:p text:style-name="P2"/>
      <text:p text:style-name="P2"/>
      <text:p text:style-name="P2">2) Creez le service suivant :</text:p>
      <text:p text:style-name="P2"/>
      <text:p text:style-name="P2"><text:line-break/><text:span text:style-name="T1">import </text:span><text:span text:style-name="T7">android.os.</text:span><text:span text:style-name="T19">Handler</text:span><text:line-break/><text:span text:style-name="T6">import </text:span><text:span text:style-name="T17">android.os.</text:span><text:span text:style-name="T24">Looper</text:span><text:span text:style-name="T75"><text:line-break/></text:span><text:soft-page-break/><text:span text:style-name="T6">import </text:span><text:span text:style-name="T17">android.util.</text:span><text:span text:style-name="T24">Log</text:span><text:span text:style-name="T75"><text:line-break/></text:span><text:span text:style-name="T6">import </text:span><text:span text:style-name="T17">android.view.</text:span><text:span text:style-name="T24">View</text:span><text:span text:style-name="T75"><text:line-break/></text:span><text:span text:style-name="T6">import </text:span><text:span text:style-name="T17">android.widget.</text:span><text:span text:style-name="T24">Toast</text:span><text:span text:style-name="T75"><text:line-break/></text:span><text:span text:style-name="T6">import </text:span><text:span text:style-name="T17">com.google.firebase.messaging.</text:span><text:span text:style-name="T24">FirebaseMessaging</text:span><text:span text:style-name="T75"><text:line-break/></text:span><text:span text:style-name="T6">import </text:span><text:span text:style-name="T17">com.google.firebase.messaging.</text:span><text:span text:style-name="T24">FirebaseMessagingService</text:span><text:span text:style-name="T75"><text:line-break/></text:span><text:span text:style-name="T6">import </text:span><text:span text:style-name="T17">com.google.firebase.messaging.</text:span><text:span text:style-name="T24">RemoteMessage</text:span><text:span text:style-name="T75"><text:line-break/><text:line-break/></text:span><text:span text:style-name="T6">class </text:span><text:span text:style-name="T24">MyService </text:span><text:span text:style-name="T17">: FirebaseMessagingService() {</text:span><text:span text:style-name="T75"><text:line-break/></text:span><text:span text:style-name="T17"> <text:s text:c="3"/></text:span><text:span text:style-name="T6">override fun </text:span><text:span text:style-name="T34">onMessageReceived</text:span><text:span text:style-name="T17">(remoteMessage: </text:span><text:span text:style-name="T24">RemoteMessage</text:span><text:span text:style-name="T17">) {</text:span><text:span text:style-name="T75"><text:line-break/></text:span><text:span text:style-name="T17"> <text:s text:c="7"/></text:span><text:span text:style-name="T64">// ...</text:span><text:span text:style-name="T75"><text:line-break/><text:line-break/></text:span><text:span text:style-name="T64"> <text:s text:c="7"/>// </text:span><text:span text:style-name="T68">TODO(developer): Handle FCM messages here.</text:span><text:span text:style-name="T75"><text:line-break/></text:span><text:span text:style-name="T68"> <text:s text:c="7"/></text:span><text:span text:style-name="T64">// Not getting messages here? See why this may be: https://goo.gl/39bRNJ</text:span><text:span text:style-name="T75"><text:line-break/></text:span><text:span text:style-name="T64"> <text:s text:c="7"/></text:span><text:span text:style-name="T24">Log</text:span><text:span text:style-name="T17">.d(</text:span><text:span text:style-name="T52">"message"</text:span><text:span text:style-name="T17">, </text:span><text:span text:style-name="T52">"From: </text:span><text:span text:style-name="T72">${</text:span><text:span text:style-name="T17">remoteMessage.</text:span><text:span text:style-name="T44">from</text:span><text:span text:style-name="T72">}</text:span><text:span text:style-name="T52">"</text:span><text:span text:style-name="T17">)</text:span><text:span text:style-name="T75"><text:line-break/><text:line-break/></text:span><text:span text:style-name="T17"> <text:s text:c="7"/></text:span><text:span text:style-name="T64">// Check if message contains a data payload.</text:span><text:span text:style-name="T75"><text:line-break/></text:span><text:span text:style-name="T64"> <text:s text:c="7"/></text:span><text:span text:style-name="T6">if </text:span><text:span text:style-name="T17">(remoteMessage.</text:span><text:span text:style-name="T44">data</text:span><text:span text:style-name="T17">.</text:span><text:span text:style-name="T36">isNotEmpty</text:span><text:span text:style-name="T17">()) {</text:span><text:span text:style-name="T75"><text:line-break/></text:span><text:span text:style-name="T17"> <text:s text:c="11"/></text:span><text:span text:style-name="T24">Log</text:span><text:span text:style-name="T17">.d(</text:span><text:span text:style-name="T52">"message"</text:span><text:span text:style-name="T17">, </text:span><text:span text:style-name="T52">"Message data payload: </text:span><text:span text:style-name="T72">${</text:span><text:span text:style-name="T17">remoteMessage.</text:span><text:span text:style-name="T44">data</text:span><text:span text:style-name="T72">}</text:span><text:span text:style-name="T52">"</text:span><text:span text:style-name="T17">)</text:span><text:span text:style-name="T75"><text:line-break/></text:span><text:span text:style-name="T17"> <text:s text:c="11"/>sendNotification(remoteMessage.</text:span><text:span text:style-name="T44">data</text:span><text:span text:style-name="T17">.toString())</text:span><text:span text:style-name="T75"><text:line-break/></text:span><text:span text:style-name="T17"> <text:s text:c="11"/></text:span><text:span text:style-name="T6">val </text:span><text:span text:style-name="T24">data </text:span><text:span text:style-name="T17">= remoteMessage.</text:span><text:span text:style-name="T44">data</text:span><text:span text:style-name="T75"><text:line-break/></text:span><text:span text:style-name="T44"> <text:s text:c="11"/></text:span><text:span text:style-name="T6">val </text:span><text:span text:style-name="T24">nom </text:span><text:span text:style-name="T17">= </text:span><text:span text:style-name="T24">data</text:span><text:span text:style-name="T17">[</text:span><text:span text:style-name="T52">"nom"</text:span><text:span text:style-name="T17">]</text:span><text:span text:style-name="T75"><text:line-break/></text:span><text:span text:style-name="T17"> <text:s text:c="11"/></text:span><text:span text:style-name="T6">val </text:span><text:span text:style-name="T24">prenom </text:span><text:span text:style-name="T17">= </text:span><text:span text:style-name="T24">data</text:span><text:span text:style-name="T17">[</text:span><text:span text:style-name="T52">"prenom"</text:span><text:span text:style-name="T17">]</text:span><text:span text:style-name="T75"><text:line-break/></text:span><text:span text:style-name="T17"> <text:s text:c="11"/></text:span><text:span text:style-name="T6">val </text:span><text:span text:style-name="T24">age </text:span><text:span text:style-name="T17">= </text:span><text:span text:style-name="T24">data</text:span><text:span text:style-name="T17">[</text:span><text:span text:style-name="T52">"age"</text:span><text:span text:style-name="T17">]</text:span><text:span text:style-name="T75"><text:line-break/></text:span><text:span text:style-name="T17"> <text:s text:c="11"/></text:span><text:span text:style-name="T24">Log</text:span><text:span text:style-name="T17">.d(</text:span><text:span text:style-name="T52">"resultat"</text:span><text:span text:style-name="T17">, </text:span><text:span text:style-name="T24">nom </text:span><text:span text:style-name="T17">+ </text:span><text:span text:style-name="T52">" " </text:span><text:span text:style-name="T17">+ </text:span><text:span text:style-name="T24">prenom </text:span><text:span text:style-name="T17">+ </text:span><text:span text:style-name="T52">" " </text:span><text:span text:style-name="T17">+ </text:span><text:span text:style-name="T24">age</text:span><text:span text:style-name="T17">)</text:span><text:span text:style-name="T75"><text:line-break/></text:span><text:span text:style-name="T17"> <text:s text:c="11"/></text:span><text:span text:style-name="T24">Log</text:span><text:span text:style-name="T17">.d(</text:span><text:span text:style-name="T52">"RESULTAT"</text:span><text:span text:style-name="T17">, </text:span><text:span text:style-name="T52">"Message received from: " </text:span><text:span text:style-name="T17">+ remoteMessage.</text:span><text:span text:style-name="T44">data</text:span><text:span text:style-name="T17">.</text:span><text:span text:style-name="T46">size</text:span><text:span text:style-name="T17">)</text:span><text:span text:style-name="T75"><text:line-break/></text:span><text:span text:style-name="T17"> <text:s text:c="11"/></text:span><text:span text:style-name="T6">for </text:span><text:span text:style-name="T17">(</text:span><text:span text:style-name="T24">key </text:span><text:span text:style-name="T6">in </text:span><text:span text:style-name="T17">remoteMessage.</text:span><text:span text:style-name="T44">data</text:span><text:span text:style-name="T17">.</text:span><text:span text:style-name="T46">keys</text:span><text:span text:style-name="T17">) {</text:span><text:span text:style-name="T75"><text:line-break/></text:span><text:span text:style-name="T17"> <text:s text:c="15"/></text:span><text:span text:style-name="T24">Log</text:span><text:span text:style-name="T17">.d(</text:span><text:span text:style-name="T52">"resultat"</text:span><text:span text:style-name="T17">, </text:span><text:span text:style-name="T24">key </text:span><text:span text:style-name="T17">+ </text:span><text:span text:style-name="T52">" data: " </text:span><text:span text:style-name="T17">+ remoteMessage.</text:span><text:span text:style-name="T44">data</text:span><text:span text:style-name="T17">[</text:span><text:span text:style-name="T24">key</text:span><text:span text:style-name="T17">])</text:span><text:span text:style-name="T75"><text:line-break/></text:span><text:span text:style-name="T17"> <text:s text:c="11"/>}</text:span><text:span text:style-name="T75"><text:line-break/></text:span><text:span text:style-name="T17"> <text:s text:c="7"/>}</text:span><text:span text:style-name="T75"><text:line-break/><text:line-break/><text:line-break/></text:span><text:span text:style-name="T17"> <text:s text:c="7"/></text:span><text:span text:style-name="T64">// Check if message contains a notification payload.</text:span><text:span text:style-name="T75"><text:line-break/></text:span><text:span text:style-name="T64"> <text:s text:c="7"/></text:span><text:span text:style-name="T17">remoteMessage.</text:span><text:span text:style-name="T44">notification</text:span><text:span text:style-name="T17">?.</text:span><text:span text:style-name="T36">let </text:span><text:span text:style-name="T18">{</text:span><text:span text:style-name="T75"><text:line-break/></text:span><text:span text:style-name="T18"> <text:s text:c="11"/></text:span><text:span text:style-name="T24">Log</text:span><text:span text:style-name="T17">.d(</text:span><text:span text:style-name="T52">"message"</text:span><text:span text:style-name="T17">, </text:span><text:span text:style-name="T52">"Message Notification Body: </text:span><text:span text:style-name="T72">${</text:span><text:span text:style-name="T18">it</text:span><text:span text:style-name="T17">.</text:span><text:span text:style-name="T44">body</text:span><text:span text:style-name="T72">}</text:span><text:span text:style-name="T52">"</text:span><text:span text:style-name="T17">)</text:span><text:span text:style-name="T75"><text:line-break/></text:span><text:span text:style-name="T17"> <text:s text:c="11"/>sendNotification(</text:span><text:span text:style-name="T18">it</text:span><text:span text:style-name="T17">.</text:span><text:span text:style-name="T44">body</text:span><text:span text:style-name="T17">)</text:span><text:span text:style-name="T75"><text:line-break/></text:span><text:span text:style-name="T17"> <text:s text:c="7"/></text:span><text:span text:style-name="T18">}</text:span><text:span text:style-name="T75"><text:line-break/></text:span><text:span text:style-name="T18"> <text:s text:c="3"/></text:span><text:span text:style-name="T17">}</text:span><text:span text:style-name="T75"><text:line-break/><text:line-break/></text:span><text:span text:style-name="T17"> <text:s text:c="3"/></text:span><text:span text:style-name="T64">//On recupere le message</text:span><text:span text:style-name="T75"><text:line-break/></text:span><text:span text:style-name="T64"> <text:s text:c="3"/></text:span><text:span text:style-name="T6">private fun </text:span><text:span text:style-name="T34">sendNotification</text:span><text:span text:style-name="T17">(body: </text:span><text:span text:style-name="T24">String</text:span><text:span text:style-name="T17">?) {</text:span><text:span text:style-name="T75"><text:line-break/></text:span><text:span text:style-name="T17"> <text:s text:c="7"/>Handler(</text:span><text:span text:style-name="T24">Looper</text:span><text:span text:style-name="T17">.getMainLooper()).post </text:span><text:span text:style-name="T18">{</text:span><text:span text:style-name="T75"><text:line-break/></text:span><text:span text:style-name="T18"> <text:s text:c="11"/></text:span><text:span text:style-name="T24">Toast</text:span><text:span text:style-name="T17">.makeText(</text:span><text:span text:style-name="T75"><text:line-break/></text:span><text:span text:style-name="T17"> <text:s text:c="15"/></text:span><text:span text:style-name="T6">this</text:span><text:span text:style-name="T58">@MyService</text:span><text:span text:style-name="T17">.</text:span><text:span text:style-name="T44">applicationContext</text:span><text:span text:style-name="T17">,</text:span><text:span text:style-name="T75"><text:line-break/></text:span><text:span text:style-name="T17"> <text:s text:c="15"/></text:span><text:span text:style-name="T52">"</text:span><text:span text:style-name="T72">$</text:span><text:span text:style-name="T24">body</text:span><text:span text:style-name="T52">"</text:span><text:span text:style-name="T17">, </text:span><text:span text:style-name="T24">Toast</text:span><text:span text:style-name="T17">.</text:span><text:span text:style-name="T44">LENGTH_SHORT</text:span><text:span text:style-name="T75"><text:line-break/></text:span><text:span text:style-name="T44"> <text:s text:c="11"/></text:span><text:span text:style-name="T17">).show()</text:span><text:span text:style-name="T75"><text:line-break/></text:span><text:span text:style-name="T17"> <text:s text:c="7"/></text:span><text:span text:style-name="T18">}</text:span><text:span text:style-name="T75"><text:line-break/></text:span><text:span text:style-name="T18"> <text:s text:c="3"/></text:span><text:span text:style-name="T17">}</text:span><text:span text:style-name="T75"><text:line-break/><text:line-break/></text:span><text:span text:style-name="T17"> <text:s text:c="3"/>}</text:span><text:lin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09:32:15.602259648</meta:creation-date>
    <dc:date>2022-05-04T09:36:29.379708230</dc:date>
    <meta:editing-duration>PT4M14S</meta:editing-duration>
    <meta:editing-cycles>1</meta:editing-cycles>
    <meta:document-statistic meta:table-count="0" meta:image-count="0" meta:object-count="0" meta:page-count="2" meta:paragraph-count="5" meta:word-count="268" meta:character-count="3370" meta:non-whitespace-character-count="2394"/>
    <meta:generator>LibreOffice/6.4.7.2$Linux_X86_64 LibreOffice_project/40$Build-2</meta:generator>
  </office:meta>
</office:document-meta>
</file>